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Lucida Sans'" style:font-family-generic="swiss" style:font-pitch="variable"/>
    </style:style>
    <style:style style:name="P3" style:family="paragraph">
      <style:text-properties fo:font-family="'Lucida Sans'" style:font-family-generic="swiss" style:font-pitch="variable" fo:font-size="12pt" style:font-size-asian="12pt" style:font-size-complex="12pt"/>
    </style:style>
    <style:style style:name="T1" style:family="text">
      <style:text-properties fo:font-family="'Lucida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2cm" svg:height="2cm" svg:x="7.68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9.393cm" svg:y1="7.293cm" svg:x2="11.879cm" svg:y2="6.8cm" draw:start-shape="id1" draw:start-glue-point="11" svg:d="m9393 7293h1641v-493h845">
          <text:p/>
        </draw:connector>
        <draw:connector draw:style-name="gr2" draw:text-style-name="P1" draw:layer="layout" svg:x1="9.686cm" svg:y1="8cm" svg:x2="12.038cm" svg:y2="8.255cm" draw:start-shape="id1" draw:start-glue-point="10" svg:d="m9686 8000h1427v255h925">
          <text:p/>
        </draw:connector>
        <draw:connector draw:style-name="gr2" draw:text-style-name="P1" draw:layer="layout" svg:x1="9.393cm" svg:y1="8.707cm" svg:x2="12.065cm" svg:y2="9.208cm" draw:start-shape="id1" draw:start-glue-point="9" svg:d="m9393 8707h1734v501h938">
          <text:p/>
        </draw:connector>
        <draw:connector draw:style-name="gr3" draw:text-style-name="P1" draw:layer="layout" draw:type="line" svg:x1="7.686cm" svg:y1="8cm" svg:x2="5.847cm" svg:y2="7.964cm" draw:start-shape="id1" draw:start-glue-point="6" svg:d="m7686 8000-1839-36">
          <text:p/>
        </draw:connector>
        <draw:frame draw:style-name="gr4" draw:text-style-name="P3" draw:layer="layout" svg:width="2.001cm" svg:height="0.742cm" svg:x="4.584cm" svg:y="7cm">
          <draw:text-box>
            <text:p text:style-name="P2"><text:span text:style-name="T1">to MAC</text:span></text:p>
          </draw:text-box>
        </draw:frame>
        <draw:frame draw:style-name="gr5" draw:text-style-name="P3" draw:layer="layout" svg:width="3.851cm" svg:height="0.742cm" svg:x="11.5cm" svg:y="7.275cm">
          <draw:text-box>
            <text:p text:style-name="P2"><text:span text:style-name="T1">to client threads</text:span></text:p>
          </draw:text-box>
        </draw:frame>
        <draw:frame draw:style-name="gr6" draw:text-style-name="P3" draw:layer="layout" svg:width="2.627cm" svg:height="0.742cm" svg:x="7.373cm" svg:y="9cm">
          <draw:text-box>
            <text:p text:style-name="P2"><text:span text:style-name="T1">PTP 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Lacey</meta:initial-creator>
    <meta:creation-date>2010-12-12T19:04:09</meta:creation-date>
    <dc:date>2010-12-12T19:18:38</dc:date>
    <dc:creator>David Lacey</dc:creator>
    <meta:editing-duration>PT00H08M33S</meta:editing-duration>
    <meta:editing-cycles>2</meta:editing-cycles>
    <meta:generator>OpenOffice.org/3.2$Unix OpenOffice.org_project/320m12$Build-9483</meta:generator>
    <meta:document-statistic meta:object-count="8"/>
  </office:meta>
</office:document-meta>
</file>